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ourceTests.eventReaderSourceToDO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xSourceTests.eventReaderSourceToStrea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SourceTests.streamReaderSourceToDO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xSourceTests.streamReaderSourceToStrea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